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36cm" fo:break-before="auto" style:use-optimal-row-height="true"/>
    </style:style>
    <style:style style:name="ro3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46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88cm solid #ffffff" fo:background-color="#6f94b9" style:text-align-source="fix" style:repeat-content="false" fo:border-left="0.035cm solid #ffffff" fo:border-right="0.088cm solid #ffffff" fo:border-top="0.035cm solid #ffffff"/>
      <style:paragraph-properties fo:text-align="center"/>
      <style:text-properties fo:color="#ffffff" style:text-outline="false" style:text-line-through-style="none" style:font-name="Cambria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88cm solid #ffffff" fo:background-color="#6f94b9" fo:border-left="0.035cm solid #ffffff" fo:border-right="0.088cm solid #ffffff" fo:border-top="0.035cm solid #ffffff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35cm solid #ffffff" fo:background-color="#6f94b9" style:text-align-source="fix" style:repeat-content="false" fo:border-left="0.035cm solid #ffffff" fo:border-right="0.035cm solid #ffffff" fo:border-top="0.088cm solid #ffffff"/>
      <style:paragraph-properties fo:text-align="center"/>
      <style:text-properties fo:color="#ffffff" style:text-outline="false" style:text-line-through-style="none" style:font-name="Cambria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6f94b9" style:text-align-source="fix" style:repeat-content="false" fo:border="0.035cm solid #ffffff"/>
      <style:paragraph-properties fo:text-align="center"/>
      <style:text-properties fo:color="#ffffff" style:text-outline="false" style:text-line-through-style="none" style:font-name="Cambria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88cm solid #ffffff" fo:background-color="#6f94b9" style:text-align-source="fix" style:repeat-content="false" fo:border-left="0.088cm solid #ffffff" fo:border-right="0.088cm solid #ffffff" fo:border-top="0.035cm solid #ffffff"/>
      <style:paragraph-properties fo:text-align="center"/>
      <style:text-properties fo:color="#ffffff" style:text-outline="false" style:text-line-through-style="none" style:font-name="Cambria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35cm solid #ffffff" fo:background-color="#d5dce6" style:text-align-source="fix" style:repeat-content="false" fo:border-left="0.088cm solid #ffffff" fo:border-right="0.035cm solid #ffffff" fo:border-top="0.088cm solid #ffffff"/>
      <style:paragraph-properties fo:text-align="center"/>
      <style:text-properties fo:color="#000000" style:text-outline="false" style:text-line-through-style="none" style:font-name="Cambria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d5dce6" style:text-align-source="fix" style:repeat-content="false" fo:border="0.035cm solid #ffffff"/>
      <style:paragraph-properties fo:text-align="center"/>
      <style:text-properties style:use-window-font-color="true" style:text-outline="false" style:text-line-through-styl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2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35cm solid #ffffff" fo:background-color="#d5dce6" style:text-align-source="fix" style:repeat-content="false" fo:border-left="0.035cm solid #ffffff" fo:border-right="0.035cm solid #ffffff" fo:border-top="0.088cm solid #ffffff"/>
      <style:paragraph-properties fo:text-align="center"/>
      <style:text-properties fo:color="#000000" style:text-outline="false" style:text-line-through-style="none" style:font-name="Cambria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ebeff3" style:text-align-source="fix" style:repeat-content="false" fo:border="0.035cm solid #ffffff"/>
      <style:paragraph-properties fo:text-align="center"/>
      <style:text-properties style:use-window-font-color="true" style:text-outline="false" style:text-line-through-styl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2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35cm solid #ffffff" fo:background-color="#d5dce6" style:text-align-source="fix" style:repeat-content="false" fo:border-left="0.035cm solid #ffffff" fo:border-right="0.088cm solid #ffffff" fo:border-top="0.088cm solid #ffffff"/>
      <style:paragraph-properties fo:text-align="center"/>
      <style:text-properties fo:color="#000000" style:text-outline="false" style:text-line-through-style="none" style:font-name="Cambria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35cm solid #ffffff" fo:background-color="#d5dce6" style:text-align-source="fix" style:repeat-content="false" fo:border-left="0.035cm solid #ffffff" fo:border-right="0.088cm solid #ffffff" fo:border-top="0.035cm solid #ffffff"/>
      <style:paragraph-properties fo:text-align="center"/>
      <style:text-properties style:use-window-font-color="true" style:text-outline="false" style:text-line-through-styl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2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35cm solid #ffffff" fo:background-color="#ebeff3" style:text-align-source="fix" style:repeat-content="false" fo:border-left="0.088cm solid #ffffff" fo:border-right="0.035cm solid #ffffff" fo:border-top="0.035cm solid #ffffff"/>
      <style:paragraph-properties fo:text-align="center"/>
      <style:text-properties style:use-window-font-color="true" style:text-outline="false" style:text-line-through-styl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2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35cm solid #ffffff" fo:background-color="#d5dce6" style:text-align-source="fix" style:repeat-content="false" fo:border-left="0.088cm solid #ffffff" fo:border-right="0.035cm solid #ffffff" fo:border-top="0.035cm solid #ffffff"/>
      <style:paragraph-properties fo:text-align="center"/>
      <style:text-properties style:use-window-font-color="true" style:text-outline="false" style:text-line-through-styl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2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35cm solid #ffffff" fo:background-color="#ebeff3" style:text-align-source="fix" style:repeat-content="false" fo:border-left="0.035cm solid #ffffff" fo:border-right="0.088cm solid #ffffff" fo:border-top="0.035cm solid #ffffff"/>
      <style:paragraph-properties fo:text-align="center"/>
      <style:text-properties style:use-window-font-color="true" style:text-outline="false" style:text-line-through-styl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2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88cm solid #ffffff" fo:background-color="#6f94b9" style:text-align-source="fix" style:repeat-content="false" fo:border-left="0.088cm solid #ffffff" fo:border-right="0.035cm solid #ffffff" fo:border-top="0.035cm solid #ffffff"/>
      <style:paragraph-properties fo:text-align="center"/>
      <style:text-properties fo:color="#ffffff" style:text-outline="false" style:text-line-through-style="none" style:font-name="Cambria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1" table:default-cell-style-name="ce4"/>
        <table:table-column table:style-name="co1" table:default-cell-style-name="ce7"/>
        <table:table-column table:style-name="co1" table:default-cell-style-name="ce9"/>
        <table:table-column table:style-name="co1" table:default-cell-style-name="ce11"/>
        <table:table-column table:style-name="co1" table:default-cell-style-name="ce12"/>
        <table:table-column table:style-name="co1" table:default-cell-style-name="ce7"/>
        <table:table-column table:style-name="co1" table:default-cell-style-name="ce14"/>
        <table:table-column table:style-name="co1" table:default-cell-style-name="ce13"/>
        <table:table-column table:style-name="co1" table:default-cell-style-name="ce9"/>
        <table:table-column table:style-name="co1" table:default-cell-style-name="ce7"/>
        <table:table-row table:style-name="ro1" table:number-rows-repeated="3">
          <table:table-cell/>
          <table:table-cell table:style-name="Default" table:number-columns-repeated="10"/>
        </table:table-row>
        <table:table-row table:style-name="ro2">
          <table:table-cell/>
          <table:table-cell table:style-name="ce1" office:value-type="string">
            <text:p>Iteración</text:p>
          </table:table-cell>
          <table:table-cell table:style-name="ce5" office:value-type="string" table:number-columns-spanned="3" table:number-rows-spanned="1">
            <text:p>schedule-clause.c</text:p>
          </table:table-cell>
          <table:covered-table-cell table:number-columns-repeated="2" table:style-name="Default"/>
          <table:table-cell table:style-name="ce5" office:value-type="string" table:number-columns-spanned="3" table:number-rows-spanned="1">
            <text:p>scheduled-clause.c</text:p>
          </table:table-cell>
          <table:covered-table-cell table:number-columns-repeated="2" table:style-name="Default"/>
          <table:table-cell table:style-name="ce15" office:value-type="string" table:number-columns-spanned="3" table:number-rows-spanned="1">
            <text:p>schedule-clauseg.c</text:p>
          </table:table-cell>
          <table:covered-table-cell table:number-columns-repeated="2" table:style-name="Default"/>
        </table:table-row>
        <table:table-row table:style-name="ro3">
          <table:table-cell/>
          <table:table-cell table:style-name="ce2"/>
          <table:table-cell table:style-name="ce6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6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6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</table:table-row>
        <table:table-row table:style-name="ro4">
          <table:table-cell/>
          <table:table-cell table:style-name="ce3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4">
          <table:table-cell/>
          <table:table-cell table:number-columns-repeated="2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4"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4"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4">
          <table:table-cell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4"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4"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4"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4">
          <table:table-cell/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4">
          <table:table-cell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4"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4">
          <table:table-cell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4">
          <table:table-cell/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4">
          <table:table-cell/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4">
          <table:table-cell/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4">
          <table:table-cell/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 table:number-rows-repeated="2">
          <table:table-cell/>
          <table:table-cell table:style-name="Default" table:number-columns-repeated="10"/>
        </table:table-row>
        <table:table-row table:style-name="ro5">
          <table:table-cell/>
          <table:table-cell table:style-name="ce1" office:value-type="string">
            <text:p>Iteración</text:p>
          </table:table-cell>
          <table:table-cell table:style-name="ce5" office:value-type="string" table:number-columns-spanned="3" table:number-rows-spanned="1">
            <text:p>schedule-clause.c</text:p>
          </table:table-cell>
          <table:covered-table-cell table:number-columns-repeated="2" table:style-name="Default"/>
          <table:table-cell table:style-name="ce5" office:value-type="string" table:number-columns-spanned="3" table:number-rows-spanned="1">
            <text:p>scheduled-clause.c</text:p>
          </table:table-cell>
          <table:covered-table-cell table:number-columns-repeated="2" table:style-name="Default"/>
          <table:table-cell table:style-name="ce15" office:value-type="string" table:number-columns-spanned="3" table:number-rows-spanned="1">
            <text:p>scheduleg-clause.c</text:p>
          </table:table-cell>
          <table:covered-table-cell table:number-columns-repeated="2" table:style-name="Default"/>
        </table:table-row>
        <table:table-row table:style-name="ro3">
          <table:table-cell/>
          <table:table-cell table:style-name="ce2"/>
          <table:table-cell table:style-name="ce6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6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6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</table:table-row>
        <table:table-row table:style-name="ro4">
          <table:table-cell/>
          <table:table-cell table:style-name="ce3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4">
          <table:table-cell/>
          <table:table-cell table:number-columns-repeated="2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3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1" office:value-type="float" office:value="3">
            <text:p>3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4">
          <table:table-cell/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4">
          <table:table-cell/>
          <table:table-cell table:number-columns-repeated="2" office:value-type="float" office:value="3">
            <text:p>3</text:p>
          </table:table-cell>
          <table:table-cell table:style-name="ce7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1" office:value-type="float" office:value="3">
            <text:p>3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4"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4"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4"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4">
          <table:table-cell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style-name="ce7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4">
          <table:table-cell/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</table:table-row>
        <table:table-row table:style-name="ro4">
          <table:table-cell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office:value-type="float" office:value="2">
            <text:p>2</text:p>
          </table:table-cell>
        </table:table-row>
        <table:table-row table:style-name="ro4">
          <table:table-cell/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4">
          <table:table-cell/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table:style-name="ce7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4">
          <table:table-cell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4">
          <table:table-cell/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4">
          <table:table-cell/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4">
          <table:table-cell/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table:style-name="ce7" office:value-type="float" office:value="3">
            <text:p>3</text:p>
          </table:table-cell>
          <table:table-cell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7" office:value-type="float" office:value="3">
            <text:p>3</text:p>
          </table:table-cell>
          <table:table-cell office:value-type="float" office:value="3">
            <text:p>3</text:p>
          </table:table-cell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4">24/04/2018</text:date>, <text:time>14:52:4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jandro </meta:initial-creator>
    <meta:creation-date>2018-04-24T12:37:58</meta:creation-date>
    <dc:date>2018-04-24T14:52:48</dc:date>
    <dc:creator>Alejandro </dc:creator>
    <meta:editing-duration>PT2H14M50S</meta:editing-duration>
    <meta:editing-cycles>9</meta:editing-cycles>
    <meta:generator>OpenOffice/4.1.5$Unix OpenOffice.org_project/415m1$Build-9789</meta:generator>
    <meta:document-statistic meta:table-count="3" meta:cell-count="346" meta:object-count="0"/>
  </office:meta>
</office:document-meta>
</file>